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PointcutAtAspectTests.nonMatching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NamePointcutAtAspectTests.matching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erAspect.increment1ForAnonymous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PointcutAtAspectTests.programmaticProxy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NamePointcutAtAspec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NamePointcutAtAspect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